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50000001362E106ED68F2E86F.png" manifest:media-type="image/png"/>
  <manifest:file-entry manifest:full-path="Pictures/10000001000000350000001792F299542B5DF38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style:line-height-at-least="0.445cm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color="#222222" loext:opacity="100%" style:font-name="helvetica neue" fo:font-size="12.6000003814697pt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text-transform="lowercase" fo:color="#222222" loext:opacity="100%" style:font-name="Consolas1" fo:font-size="8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0" style:family="paragraph" style:parent-style-name="Text_20_body">
      <style:paragraph-properties fo:margin-left="0.021cm" fo:margin-right="0.021cm" fo:margin-top="0.021cm" fo:margin-bottom="0.021cm" style:contextual-spacing="false" fo:line-height="110%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times new roman" fo:font-size="10.1999998092651pt"/>
    </style:style>
    <style:style style:name="T2" style:family="text">
      <style:text-properties style:font-name="times new roman" fo:font-size="10.1999998092651pt" fo:font-style="italic"/>
    </style:style>
    <style:style style:name="T3" style:family="text">
      <style:text-properties style:font-name="times new roman" fo:font-size="7.80000019073486pt"/>
    </style:style>
    <style:style style:name="T4" style:family="text">
      <style:text-properties style:font-name="times new roman" fo:font-size="7.80000019073486pt" fo:font-style="italic"/>
    </style:style>
    <style:style style:name="T5" style:family="text">
      <style:text-properties fo:font-variant="normal" fo:text-transform="none" fo:color="#000000" loext:opacity="100%" style:font-name="verdana" fo:font-size="8.39999961853027pt" fo:letter-spacing="normal" fo:font-style="normal" fo:font-weight="normal" style:font-name-asian="verdana" style:font-size-asian="8.39999961853027pt" style:font-style-asian="normal" style:font-weight-asian="normal" style:font-name-complex="verdana" style:font-size-complex="8.39999961853027pt" style:font-style-complex="normal" style:font-weight-complex="normal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rinks</text:p>
      <text:section text:style-name="Sect1" text:name="pageContent">
        <text:p text:style-name="P4">time limit per test</text:p>
        <text:p text:style-name="P5">2 seconds</text:p>
        <text:p text:style-name="P4">memory limit per test</text:p>
        <text:p text:style-name="P5">256 megabytes</text:p>
        <text:p text:style-name="P4">input</text:p>
        <text:p text:style-name="P5">standard input</text:p>
        <text:p text:style-name="P4">output</text:p>
        <text:p text:style-name="P5">standard output</text:p>
        <text:p text:style-name="P6">Little Vasya loves orange juice very much. That's why any food and drink in his kitchen necessarily contains orange juice. There are <text:span text:style-name="T2">n</text:span> drinks in his fridge, the volume fraction of orange juice in the <text:span text:style-name="T2">i</text:span>-th drink equals <text:span text:style-name="T2">p</text:span><text:span text:style-name="T4">i</text:span> percent.</text:p>
        <text:p text:style-name="P6">One day Vasya decided to make himself an orange cocktail. He took equal proportions of each of the <text:span text:style-name="T2">n</text:span> drinks and mixed them. Then he wondered, how much orange juice the cocktail has.</text:p>
        <text:p text:style-name="P6">Find the volume fraction of orange juice in the final drink.</text:p>
        <text:p text:style-name="P8">Input</text:p>
        <text:p text:style-name="P6">The first input line contains a single integer <text:span text:style-name="T2">n</text:span> (<text:span text:style-name="T1">1 ≤ </text:span><text:span text:style-name="T2">n</text:span><text:span text:style-name="T1"> ≤ 100</text:span>) — the number of orange-containing drinks in Vasya's fridge. The second line contains <text:span text:style-name="T2">n</text:span> integers <text:span text:style-name="T2">p</text:span><text:span text:style-name="T4">i</text:span> (<text:span text:style-name="T1">0 ≤ </text:span><text:span text:style-name="T2">p</text:span><text:span text:style-name="T4">i</text:span><text:span text:style-name="T1"> ≤ 100</text:span>) — the volume fraction of orange juice in the <text:span text:style-name="T2">i</text:span>-th drink, in percent. The numbers are separated by a space.</text:p>
        <text:p text:style-name="P8">Output</text:p>
        <text:p text:style-name="P6">Print the volume fraction in percent of orange juice in Vasya's cocktail. The answer will be considered correct if the absolute or relative error does not exceed <text:span text:style-name="T1">10  </text:span><text:span text:style-name="T3">- 4</text:span>.</text:p>
        <text:p text:style-name="P7">Examples</text:p>
        <text:p text:style-name="P9">input</text:p>
        <text:section text:style-name="Sect1" text:name="id000980108729236453">
          <text:p text:style-name="P10">Copy</text:p>
        </text:section>
        <text:p text:style-name="P1"><text:bookmark text:name="id007574850842441287"/>3</text:p>
        <text:p text:style-name="P2">50 50 100</text:p>
        <text:p text:style-name="P9">output</text:p>
        <text:section text:style-name="Sect1" text:name="id00013773905165151312">
          <text:p text:style-name="P10">Copy</text:p>
        </text:section>
        <text:p text:style-name="P1"><text:bookmark text:name="id009943481862724273"/>66.666666666667</text:p>
        <text:p text:style-name="P9">input</text:p>
        <text:section text:style-name="Sect1" text:name="id006644475806870631">
          <text:p text:style-name="P10">Copy</text:p>
        </text:section>
        <text:p text:style-name="P1"><text:bookmark text:name="id008902189875628836"/>4</text:p>
        <text:p text:style-name="P2">0 25 50 75</text:p>
        <text:p text:style-name="P9">output</text:p>
        <text:section text:style-name="Sect1" text:name="id0007918901379512477">
          <text:p text:style-name="P10">Copy</text:p>
        </text:section>
        <text:p text:style-name="P1"><text:bookmark text:name="id0014998131226696376"/>37.500000000000</text:p>
        <text:p text:style-name="P8">Note</text:p>
        <text:p text:style-name="P6">Note to the first sample: let's assume that Vasya takes <text:span text:style-name="T2">x</text:span> milliliters of each drink from the fridge. Then the volume of pure juice in the cocktail will equal <draw:frame draw:style-name="fr1" draw:name="Figura1" text:anchor-type="as-char" svg:width="2.815cm" svg:height="0.402cm" draw:z-index="0"><draw:image xlink:href="Pictures/10000001000000850000001362E106ED68F2E86F.png" xlink:type="simple" xlink:show="embed" xlink:actuate="onLoad" draw:mime-type="image/png"/></draw:frame> milliliters. The total cocktail's volume equals <text:span text:style-name="T1">3·</text:span><text:span text:style-name="T2">x</text:span> milliliters, so the volume fraction of the juice in the cocktail equals <draw:frame draw:style-name="fr1" draw:name="Figura2" text:anchor-type="as-char" svg:width="1.122cm" svg:height="0.487cm" draw:z-index="1"><draw:image xlink:href="Pictures/10000001000000350000001792F299542B5DF38B.png" xlink:type="simple" xlink:show="embed" xlink:actuate="onLoad" draw:mime-type="image/png"/></draw:frame>, that is, <text:span text:style-name="T1">66.(6)</text:span> percent.</text:p>
      </text:section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1T11:13:15.274000000</dc:date>
    <meta:editing-duration>PT8S</meta:editing-duration>
    <meta:editing-cycles>1</meta:editing-cycles>
    <meta:document-statistic meta:table-count="0" meta:image-count="2" meta:object-count="0" meta:page-count="1" meta:paragraph-count="34" meta:word-count="262" meta:character-count="1453" meta:non-whitespace-character-count="1219"/>
    <meta:generator>LibreOffice/7.2.2.2$Windows_X86_64 LibreOffice_project/02b2acce88a210515b4a5bb2e46cbfb63fe97d56</meta:generator>
  </office:meta>
</office:document-meta>
</file>